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00.63" calcext:value-type="float">
            <text:p>700.63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01.12" calcext:value-type="float">
            <text:p>101.12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1.4" calcext:value-type="float">
            <text:p>31.4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37.91" calcext:value-type="float">
            <text:p>37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0.24" calcext:value-type="float">
            <text:p>20.2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1.2" calcext:value-type="float">
            <text:p>11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0.26" calcext:value-type="float">
            <text:p>30.26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19.27" calcext:value-type="float">
            <text:p>19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3.2" calcext:value-type="float">
            <text:p>3.2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8.66" calcext:value-type="float">
            <text:p>8.6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6.16" calcext:value-type="float">
            <text:p>26.16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30.28" calcext:value-type="float">
            <text:p>30.28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15.45" calcext:value-type="float">
            <text:p>15.4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1.93" calcext:value-type="float">
            <text:p>1.93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1.09" calcext:value-type="float">
            <text:p>1.0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.95" calcext:value-type="float">
            <text:p>0.95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3.06" calcext:value-type="float">
            <text:p>3.0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9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223.09" calcext:value-type="float">
            <text:p>223.09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5.58" calcext:value-type="float">
            <text:p>5.5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6.68" calcext:value-type="float">
            <text:p>6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27.71" calcext:value-type="float">
            <text:p>27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35.99" calcext:value-type="float">
            <text:p>35.9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15.9" calcext:value-type="float">
            <text:p>15.9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18.25" calcext:value-type="float">
            <text:p>18.2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7.37" calcext:value-type="float">
            <text:p>7.37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4.69" calcext:value-type="float">
            <text:p>4.6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95.5" calcext:value-type="float">
            <text:p>95.5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2.66" calcext:value-type="float">
            <text:p>2.66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3.97" calcext:value-type="float">
            <text:p>13.97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26.1" calcext:value-type="float">
            <text:p>26.1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6.47" calcext:value-type="float">
            <text:p>6.47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0.76" calcext:value-type="float">
            <text:p>10.7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3.07" calcext:value-type="float">
            <text:p>3.0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 table:number-rows-repeated="1048418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1:'Juli 15'.D237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21:32:30.948127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8-25T22:09:49.857741166</dc:date>
    <meta:editing-duration>PT9H16M9S</meta:editing-duration>
    <meta:editing-cycles>64</meta:editing-cycles>
    <meta:generator>LibreOffice/4.4.4.3$Linux_x86 LibreOffice_project/40m0$Build-3</meta:generator>
    <meta:document-statistic meta:table-count="4" meta:cell-count="30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2cm" svg:height="5.2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3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